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8.694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s_premiere_sele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lops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i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rix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e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lon auratus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elon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rluccius merlu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a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us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us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brus mix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editerrane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yricht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oreo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w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priscu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ar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ro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helidonichthy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helidonichthys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i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ipterygion tripteronotum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lat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cophthalmus maximus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cophth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20" meta:object-count="0"/>
    <meta:generator>LibreOffice/7.3.7.2$Linux_X86_64 LibreOffice_project/30$Build-2</meta:generator>
  </office:meta>
</office:document-meta>
</file>